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6.736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0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ozpoczęcie dnia</text:p>
          </table:table-cell>
          <table:table-cell office:value-type="string" calcext:value-type="string">
            <text:p>Zakończenie dnia</text:p>
          </table:table-cell>
          <table:table-cell office:value-type="string" calcext:value-type="string">
            <text:p>Godzin aktywnych</text:p>
          </table:table-cell>
          <table:table-cell office:value-type="string" calcext:value-type="string">
            <text:p>Procent Zakładanych Godzin Aktywnych</text:p>
          </table:table-cell>
          <table:table-cell office:value-type="string" calcext:value-type="string">
            <text:p>Dopuszczone godziny niekatywne</text:p>
          </table:table-cell>
          <table:table-cell office:value-type="string" calcext:value-type="string">
            <text:p>Liczba Bloków</text:p>
          </table:table-cell>
          <table:table-cell office:value-type="string" calcext:value-type="string">
            <text:p>Efektywność rzeczywista</text:p>
          </table:table-cell>
          <table:table-cell office:value-type="string" calcext:value-type="string">
            <text:p>Efektywność całkowita</text:p>
          </table:table-cell>
          <table:table-cell table:style-name="Default" office:value-type="string" calcext:value-type="string">
            <text:p>Ćwiczenia</text:p>
          </table:table-cell>
          <table:table-cell office:value-type="string" calcext:value-type="string">
            <text:p>Wypitych kaw</text:p>
          </table:table-cell>
          <table:table-cell office:value-type="string" calcext:value-type="string">
            <text:p>Słodycze</text:p>
          </table:table-cell>
          <table:table-cell office:value-type="string" calcext:value-type="string">
            <text:p>Słone przekąski</text:p>
          </table:table-cell>
          <table:table-cell office:value-type="string" calcext:value-type="string">
            <text:p>Warzywa</text:p>
          </table:table-cell>
          <table:table-cell office:value-type="string" calcext:value-type="string">
            <text:p>Owoce</text:p>
          </table:table-cell>
          <table:table-cell office:value-type="string" calcext:value-type="string">
            <text:p>Posiłek ciężki</text:p>
          </table:table-cell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date" office:date-value="2025-11-21" calcext:value-type="date">
            <text:p>21.11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[.D2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2]+[.F2])/[.D2]*100)" office:value-type="float" office:value="53" calcext:value-type="float">
            <text:p>53</text:p>
          </table:table-cell>
          <table:table-cell table:formula="of:=INT(([.G2])/16*100)" office:value-type="float" office:value="25" calcext:value-type="float">
            <text:p>2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2" calcext:value-type="date">
            <text:p>22.11.2025</text:p>
          </table:table-cell>
          <table:table-cell table:number-columns-repeated="2"/>
          <table:table-cell table:formula="of:=[.C3]-[.B3]" office:value-type="float" office:value="0" calcext:value-type="float">
            <text:p>0</text:p>
          </table:table-cell>
          <table:table-cell table:formula="of:=[.D3]/16*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([.G3])/16*100)" office:value-type="float" office:value="0" calcext:value-type="float">
            <text:p>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3" calcext:value-type="date">
            <text:p>23.11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4]-[.B4]" office:value-type="float" office:value="12" calcext:value-type="float">
            <text:p>12</text:p>
          </table:table-cell>
          <table:table-cell table:formula="of:=[.D4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4]+[.F4])/[.D4]*100)" office:value-type="float" office:value="58" calcext:value-type="float">
            <text:p>58</text:p>
          </table:table-cell>
          <table:table-cell table:formula="of:=INT(([.G4])/16*100)" office:value-type="float" office:value="31" calcext:value-type="float">
            <text:p>3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4" calcext:value-type="date">
            <text:p>24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5]-[.B5]" office:value-type="float" office:value="17" calcext:value-type="float">
            <text:p>17</text:p>
          </table:table-cell>
          <table:table-cell table:formula="of:=[.D5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NT(([.G5]+[.F5])/[.D5]*100)" office:value-type="float" office:value="76" calcext:value-type="float">
            <text:p>76</text:p>
          </table:table-cell>
          <table:table-cell table:formula="of:=INT(([.G5])/16*100)" office:value-type="float" office:value="31" calcext:value-type="float">
            <text:p>3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5" calcext:value-type="date">
            <text:p>25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6]-[.B6]" office:value-type="float" office:value="17" calcext:value-type="float">
            <text:p>17</text:p>
          </table:table-cell>
          <table:table-cell table:formula="of:=[.D6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NT(([.G6]+[.F6])/[.D6]*100)" office:value-type="float" office:value="82" calcext:value-type="float">
            <text:p>82</text:p>
          </table:table-cell>
          <table:table-cell table:formula="of:=INT(([.G6])/16*100)" office:value-type="float" office:value="31" calcext:value-type="float">
            <text:p>3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6" calcext:value-type="date">
            <text:p>26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7]-[.B7]" office:value-type="float" office:value="17" calcext:value-type="float">
            <text:p>17</text:p>
          </table:table-cell>
          <table:table-cell table:formula="of:=[.D7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NT(([.G7]+[.F7])/[.D7]*100)" office:value-type="float" office:value="70" calcext:value-type="float">
            <text:p>70</text:p>
          </table:table-cell>
          <table:table-cell table:formula="of:=INT(([.G7])/16*100)" office:value-type="float" office:value="18" calcext:value-type="float">
            <text:p>18</text:p>
          </table:table-cell>
          <table:table-cell table:style-name="Default"/>
          <table:table-cell table:number-columns-repeated="8"/>
          <table:table-cell table:style-name="ce4" office:value-type="string" calcext:value-type="string">
            <text:p>Niska efektywnośc przez dodatkową godzinę pracy</text:p>
          </table:table-cell>
        </table:table-row>
        <table:table-row table:style-name="ro1">
          <table:table-cell office:value-type="date" office:date-value="2025-11-27" calcext:value-type="date">
            <text:p>27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8]-[.B8]" office:value-type="float" office:value="17" calcext:value-type="float">
            <text:p>17</text:p>
          </table:table-cell>
          <table:table-cell table:formula="of:=[.D8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T(([.G8]+[.F8])/[.D8]*100)" office:value-type="float" office:value="64" calcext:value-type="float">
            <text:p>64</text:p>
          </table:table-cell>
          <table:table-cell table:formula="of:=INT(([.G8])/16*100)" office:value-type="float" office:value="12" calcext:value-type="float">
            <text:p>12</text:p>
          </table:table-cell>
          <table:table-cell table:style-name="Default"/>
          <table:table-cell table:number-columns-repeated="8"/>
          <table:table-cell table:style-name="ce4" office:value-type="string" calcext:value-type="string">
            <text:p>Niska efektywność przez zjedzenie przekąsek i słodyczy</text:p>
          </table:table-cell>
        </table:table-row>
        <table:table-row table:style-name="ro1">
          <table:table-cell office:value-type="date" office:date-value="2025-11-28" calcext:value-type="date">
            <text:p>28.11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9]-[.B9]" office:value-type="float" office:value="14" calcext:value-type="float">
            <text:p>14</text:p>
          </table:table-cell>
          <table:table-cell table:formula="of:=[.D9]/16*100" office:value-type="float" office:value="87.5" calcext:value-type="float">
            <text:p>87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T(([.G9]+[.F9])/[.D9]*100)" office:value-type="float" office:value="64" calcext:value-type="float">
            <text:p>64</text:p>
          </table:table-cell>
          <table:table-cell table:formula="of:=INT(([.G9])/16*100)" office:value-type="float" office:value="37" calcext:value-type="float">
            <text:p>37</text:p>
          </table:table-cell>
          <table:table-cell table:style-name="ce3" office:value-type="string" calcext:value-type="string">
            <text:p>TAK</text:p>
          </table:table-cell>
          <table:table-cell table:number-columns-repeated="9"/>
        </table:table-row>
        <table:table-row table:style-name="ro1">
          <table:table-cell office:value-type="date" office:date-value="2025-11-29" calcext:value-type="date">
            <text:p>29.11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10]-[.B10]" office:value-type="float" office:value="14" calcext:value-type="float">
            <text:p>14</text:p>
          </table:table-cell>
          <table:table-cell table:formula="of:=[.D10]/16*100"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T(([.G10]+[.F10])/[.D10]*100)" office:value-type="float" office:value="78" calcext:value-type="float">
            <text:p>78</text:p>
          </table:table-cell>
          <table:table-cell table:formula="of:=INT(([.G10])/16*100)" office:value-type="float" office:value="56" calcext:value-type="float">
            <text:p>56</text:p>
          </table:table-cell>
          <table:table-cell table:style-name="ce3" office:value-type="string" calcext:value-type="string">
            <text:p>TAK</text:p>
          </table:table-cell>
          <table:table-cell table:number-columns-repeated="9"/>
        </table:table-row>
        <table:table-row table:style-name="ro1">
          <table:table-cell office:value-type="date" office:date-value="2025-11-30" calcext:value-type="date">
            <text:p>30.11.20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11]-[.B11]" office:value-type="float" office:value="11" calcext:value-type="float">
            <text:p>11</text:p>
          </table:table-cell>
          <table:table-cell table:formula="of:=[.D11]/16*100" office:value-type="float" office:value="68.75" calcext:value-type="float">
            <text:p>68,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([.G11]+[.F11])/[.D11]*100)" office:value-type="float" office:value="45" calcext:value-type="float">
            <text:p>45</text:p>
          </table:table-cell>
          <table:table-cell table:formula="of:=INT(([.G11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Niksa efektywność przez brak kawy, i zjedzenie dużego posiłku</text:p>
          </table:table-cell>
        </table:table-row>
        <table:table-row table:style-name="ro1">
          <table:table-cell office:value-type="date" office:date-value="2025-12-01" calcext:value-type="date">
            <text:p>1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2]-[.B12]" office:value-type="float" office:value="17" calcext:value-type="float">
            <text:p>17</text:p>
          </table:table-cell>
          <table:table-cell table:formula="of:=[.D12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([.G12]+[.F12])/[.D12]*100)" office:value-type="float" office:value="64" calcext:value-type="float">
            <text:p>64</text:p>
          </table:table-cell>
          <table:table-cell table:formula="of:=INT(([.G12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4" office:value-type="string" calcext:value-type="string">
            <text:p>Nieustawiony budzik przy drzemce</text:p>
          </table:table-cell>
        </table:table-row>
        <table:table-row table:style-name="ro1">
          <table:table-cell office:value-type="date" office:date-value="2025-12-02" calcext:value-type="date">
            <text:p>2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13]-[.B13]" office:value-type="float" office:value="18" calcext:value-type="float">
            <text:p>18</text:p>
          </table:table-cell>
          <table:table-cell table:formula="of:=[.D13]/16*100" office:value-type="float" office:value="112.5" calcext:value-type="float">
            <text:p>112,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NT(([.G13]+[.F13])/[.D13]*100)" office:value-type="float" office:value="83" calcext:value-type="float">
            <text:p>83</text:p>
          </table:table-cell>
          <table:table-cell table:formula="of:=INT(([.G13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5-12-03" calcext:value-type="date">
            <text:p>3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4]-[.B14]" office:value-type="float" office:value="17" calcext:value-type="float">
            <text:p>17</text:p>
          </table:table-cell>
          <table:table-cell table:formula="of:=[.D14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([.G14]+[.F14])/[.D14]*100)" office:value-type="float" office:value="64" calcext:value-type="float">
            <text:p>64</text:p>
          </table:table-cell>
          <table:table-cell table:formula="of:=INT(([.G14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 office:value-type="string" calcext:value-type="string">
            <text:p>Niska efektywnosć ze względu na pobyt u mechanika</text:p>
          </table:table-cell>
        </table:table-row>
        <table:table-row table:style-name="ro1">
          <table:table-cell office:value-type="date" office:date-value="2025-12-04" calcext:value-type="date">
            <text:p>4.12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15]-[.B15]" office:value-type="float" office:value="13" calcext:value-type="float">
            <text:p>13</text:p>
          </table:table-cell>
          <table:table-cell table:formula="of:=[.D15]/16*100" office:value-type="float" office:value="81.25" calcext:value-type="float">
            <text:p>81,2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T(([.G15]+[.F15])/[.D15]*100)" office:value-type="float" office:value="46" calcext:value-type="float">
            <text:p>46</text:p>
          </table:table-cell>
          <table:table-cell table:formula="of:=INT(([.G15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5"/>
          <table:table-cell table:style-name="ce4" office:value-type="string" calcext:value-type="string">
            <text:p>Niska efektywnosć ze względu na pobyt u mechanika</text:p>
          </table:table-cell>
        </table:table-row>
        <table:table-row table:style-name="ro1">
          <table:table-cell office:value-type="date" office:date-value="2025-12-05" calcext:value-type="date">
            <text:p>5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6]-[.B16]" office:value-type="float" office:value="17" calcext:value-type="float">
            <text:p>17</text:p>
          </table:table-cell>
          <table:table-cell table:formula="of:=[.D16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NT(([.G16]+[.F16])/[.D16]*100)" office:value-type="float" office:value="58" calcext:value-type="float">
            <text:p>58</text:p>
          </table:table-cell>
          <table:table-cell table:formula="of:=INT(([.G16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6"/>
        </table:table-row>
        <table:table-row table:style-name="ro1">
          <table:table-cell office:value-type="date" office:date-value="2025-12-06" calcext:value-type="date">
            <text:p>6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17]-[.B17]" office:value-type="float" office:value="12" calcext:value-type="float">
            <text:p>12</text:p>
          </table:table-cell>
          <table:table-cell table:formula="of:=[.D17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17]+[.F17])/[.D17]*100)" office:value-type="float" office:value="58" calcext:value-type="float">
            <text:p>58</text:p>
          </table:table-cell>
          <table:table-cell table:formula="of:=INT(([.G17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6"/>
        </table:table-row>
        <table:table-row table:style-name="ro1">
          <table:table-cell office:value-type="date" office:date-value="2025-12-07" calcext:value-type="date">
            <text:p>7.12.20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C18]-[.B18]" office:value-type="float" office:value="14" calcext:value-type="float">
            <text:p>14</text:p>
          </table:table-cell>
          <table:table-cell table:formula="of:=[.D18]/16*100" office:value-type="float" office:value="87.5" calcext:value-type="float">
            <text:p>87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18]+[.F18])/[.D18]*100)" office:value-type="float" office:value="50" calcext:value-type="float">
            <text:p>50</text:p>
          </table:table-cell>
          <table:table-cell table:formula="of:=INT(([.G18])/16*100)" office:value-type="float" office:value="25" calcext:value-type="float">
            <text:p>25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6"/>
        </table:table-row>
        <table:table-row table:style-name="ro1">
          <table:table-cell office:value-type="date" office:date-value="2025-12-08" calcext:value-type="date">
            <text:p>8.12.20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C19]-[.B19]" office:value-type="float" office:value="19" calcext:value-type="float">
            <text:p>19</text:p>
          </table:table-cell>
          <table:table-cell table:formula="of:=[.D19]/16*100" office:value-type="float" office:value="118.75" calcext:value-type="float">
            <text:p>118,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NT(([.G19]+[.F19])/[.D19]*100)" office:value-type="float" office:value="84" calcext:value-type="float">
            <text:p>84</text:p>
          </table:table-cell>
          <table:table-cell table:formula="of:=INT(([.G19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5-12-09" calcext:value-type="date">
            <text:p>9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20]-[.B20]" office:value-type="float" office:value="18" calcext:value-type="float">
            <text:p>18</text:p>
          </table:table-cell>
          <table:table-cell table:formula="of:=[.D20]/16*100" office:value-type="float" office:value="112.5" calcext:value-type="float">
            <text:p>112,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T(([.G20]+[.F20])/[.D20]*100)" office:value-type="float" office:value="61" calcext:value-type="float">
            <text:p>61</text:p>
          </table:table-cell>
          <table:table-cell table:formula="of:=INT(([.G20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2" table:style-name="ce4" office:value-type="string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5-12-10" calcext:value-type="date">
            <text:p>10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21]-[.B21]" office:value-type="float" office:value="18" calcext:value-type="float">
            <text:p>18</text:p>
          </table:table-cell>
          <table:table-cell table:formula="of:=[.D21]/16*100" office:value-type="float" office:value="112.5" calcext:value-type="float">
            <text:p>112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NT(([.G21]+[.F21])/[.D21]*100)" office:value-type="float" office:value="72" calcext:value-type="float">
            <text:p>72</text:p>
          </table:table-cell>
          <table:table-cell table:formula="of:=INT(([.G21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5-12-11" calcext:value-type="date">
            <text:p>11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2]-[.B22]" office:value-type="float" office:value="17" calcext:value-type="float">
            <text:p>17</text:p>
          </table:table-cell>
          <table:table-cell table:formula="of:=[.D22]/16*100" office:value-type="float" office:value="106.25" calcext:value-type="float">
            <text:p>106,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NT(([.G22]+[.F22])/[.D22]*100)" office:value-type="float" office:value="70" calcext:value-type="float">
            <text:p>70</text:p>
          </table:table-cell>
          <table:table-cell table:formula="of:=INT(([.G22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12" calcext:value-type="date">
            <text:p>12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3]-[.B23]" office:value-type="float" office:value="12" calcext:value-type="float">
            <text:p>12</text:p>
          </table:table-cell>
          <table:table-cell table:formula="of:=[.D23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T(([.G23]+[.F23])/[.D23]*100)" office:value-type="float" office:value="41" calcext:value-type="float">
            <text:p>41</text:p>
          </table:table-cell>
          <table:table-cell table:formula="of:=INT(([.G23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2" table:style-name="ce4" office:value-type="string" calcext:value-type="string">
            <text:p>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3" calcext:value-type="date">
            <text:p>13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4]-[.B24]" office:value-type="float" office:value="12" calcext:value-type="float">
            <text:p>12</text:p>
          </table:table-cell>
          <table:table-cell table:formula="of:=[.D24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T(([.G24]+[.F24])/[.D24]*100)" office:value-type="float" office:value="66" calcext:value-type="float">
            <text:p>66</text:p>
          </table:table-cell>
          <table:table-cell table:formula="of:=INT(([.G24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14" calcext:value-type="date">
            <text:p>14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5]-[.B25]" office:value-type="float" office:value="12" calcext:value-type="float">
            <text:p>12</text:p>
          </table:table-cell>
          <table:table-cell table:formula="of:=[.D25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25]+[.F25])/[.D25]*100)" office:value-type="float" office:value="58" calcext:value-type="float">
            <text:p>58</text:p>
          </table:table-cell>
          <table:table-cell table:formula="of:=INT(([.G25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5" calcext:value-type="date">
            <text:p>15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6]-[.B26]" office:value-type="float" office:value="17" calcext:value-type="float">
            <text:p>17</text:p>
          </table:table-cell>
          <table:table-cell table:formula="of:=[.D26]/16*100" office:value-type="float" office:value="106.25" calcext:value-type="float">
            <text:p>106,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([.G26]+[.F26])/[.D26]*100)" office:value-type="float" office:value="17" calcext:value-type="float">
            <text:p>17</text:p>
          </table:table-cell>
          <table:table-cell table:formula="of:=INT(([.G26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6" calcext:value-type="date">
            <text:p>16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7]-[.B27]" office:value-type="float" office:value="17" calcext:value-type="float">
            <text:p>17</text:p>
          </table:table-cell>
          <table:table-cell table:formula="of:=[.D27]/16*100" office:value-type="float" office:value="106.25" calcext:value-type="float">
            <text:p>106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NT(([.G27]+[.F27])/[.D27]*100)" office:value-type="float" office:value="35" calcext:value-type="float">
            <text:p>35</text:p>
          </table:table-cell>
          <table:table-cell table:formula="of:=INT(([.G27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12-17" calcext:value-type="date">
            <text:p>17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8]-[.B28]" office:value-type="float" office:value="17" calcext:value-type="float">
            <text:p>17</text:p>
          </table:table-cell>
          <table:table-cell table:formula="of:=[.D28]/16*100" office:value-type="float" office:value="106.25" calcext:value-type="float">
            <text:p>106,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NT(([.G28]+[.F28])/[.D28]*100)" office:value-type="float" office:value="29" calcext:value-type="float">
            <text:p>29</text:p>
          </table:table-cell>
          <table:table-cell table:formula="of:=INT(([.G28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12-18" calcext:value-type="date">
            <text:p>18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9]-[.B29]" office:value-type="float" office:value="12" calcext:value-type="float">
            <text:p>12</text:p>
          </table:table-cell>
          <table:table-cell table:formula="of:=[.D29]/16*100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NT(([.G29]+[.F29])/[.D29]*100)" office:value-type="float" office:value="58" calcext:value-type="float">
            <text:p>58</text:p>
          </table:table-cell>
          <table:table-cell table:formula="of:=INT(([.G29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2"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iska efektywność przez spotkanie z rodziną</text:p>
          </table:table-cell>
        </table:table-row>
        <table:table-row table:style-name="ro1">
          <table:table-cell office:value-type="date" office:date-value="2025-12-19" calcext:value-type="date">
            <text:p>19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30]-[.B30]" office:value-type="float" office:value="17" calcext:value-type="float">
            <text:p>17</text:p>
          </table:table-cell>
          <table:table-cell table:formula="of:=[.D30]/16*100" office:value-type="float" office:value="106.25" calcext:value-type="float">
            <text:p>106,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[.G30]+[.F30])/[.D30]*100)" office:value-type="float" office:value="47" calcext:value-type="float">
            <text:p>47</text:p>
          </table:table-cell>
          <table:table-cell table:formula="of:=INT(([.G30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ieksa efektywność przez słodycze</text:p>
          </table:table-cell>
        </table:table-row>
        <table:table-row table:style-name="ro1">
          <table:table-cell office:value-type="date" office:date-value="2025-12-20" calcext:value-type="date">
            <text:p>20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31]-[.B31]" office:value-type="float" office:value="12" calcext:value-type="float">
            <text:p>12</text:p>
          </table:table-cell>
          <table:table-cell table:formula="of:=[.D31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T(([.G31]+[.F31])/[.D31]*100)" office:value-type="float" office:value="66" calcext:value-type="float">
            <text:p>66</text:p>
          </table:table-cell>
          <table:table-cell table:formula="of:=INT(([.G31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5-12-21" calcext:value-type="date">
            <text:p>21.12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32]-[.B32]" office:value-type="float" office:value="14" calcext:value-type="float">
            <text:p>14</text:p>
          </table:table-cell>
          <table:table-cell table:formula="of:=[.D32]/16*100"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32]+[.F32])/[.D32]*100)" office:value-type="float" office:value="50" calcext:value-type="float">
            <text:p>50</text:p>
          </table:table-cell>
          <table:table-cell table:formula="of:=INT(([.G32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date" office:date-value="2025-12-22" calcext:value-type="date">
            <text:p>22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33]-[.B33]" office:value-type="float" office:value="17" calcext:value-type="float">
            <text:p>17</text:p>
          </table:table-cell>
          <table:table-cell table:formula="of:=[.D33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NT(([.G33]+[.F33])/[.D33]*100)" office:value-type="float" office:value="82" calcext:value-type="float">
            <text:p>82</text:p>
          </table:table-cell>
          <table:table-cell table:formula="of:=INT(([.G33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ysoka efektywność przez dużo warzyw i owoców i wit. D</text:p>
          </table:table-cell>
        </table:table-row>
        <table:table-row table:style-name="ro1">
          <table:table-cell office:value-type="date" office:date-value="2025-12-23" calcext:value-type="date">
            <text:p>23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34]-[.B34]" office:value-type="float" office:value="12" calcext:value-type="float">
            <text:p>12</text:p>
          </table:table-cell>
          <table:table-cell table:formula="of:=[.D34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([.G34]+[.F34])/[.D34]*100)" office:value-type="float" office:value="25" calcext:value-type="float">
            <text:p>25</text:p>
          </table:table-cell>
          <table:table-cell table:formula="of:=INT(([.G34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/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 style:data-style-name="N2" text:time-value="20:29:42.25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1T21:29:39.804000000</meta:creation-date>
    <dc:date>2025-12-23T20:44:07.882000000</dc:date>
    <meta:editing-duration>PT1H35M23S</meta:editing-duration>
    <meta:editing-cycles>48</meta:editing-cycles>
    <meta:generator>LibreOffice/24.2.4.2$Windows_X86_64 LibreOffice_project/51a6219feb6075d9a4c46691dcfe0cd9c4fff3c2</meta:generator>
    <meta:document-statistic meta:table-count="1" meta:cell-count="480" meta:object-count="0"/>
  </office:meta>
</office:document-meta>
</file>